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3" style:family="paragraph" style:parent-style-name="Standard">
      <style:paragraph-properties fo:line-height="100%" fo:text-align="justify" style:justify-single-word="false"/>
      <style:text-properties fo:font-weight="bold" officeooo:rsid="00dab810" officeooo:paragraph-rsid="00dab810" style:font-weight-asian="bold" style:font-weight-complex="bold"/>
    </style:style>
    <style:style style:name="P14"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0f2b17"/>
    </style:style>
    <style:style style:name="P17" style:family="paragraph" style:parent-style-name="Standard">
      <style:paragraph-properties fo:line-height="100%" fo:text-align="justify" style:justify-single-word="false"/>
      <style:text-properties officeooo:paragraph-rsid="0028bcec"/>
    </style:style>
    <style:style style:name="P18" style:family="paragraph" style:parent-style-name="Standard">
      <style:paragraph-properties fo:line-height="100%" fo:text-align="justify" style:justify-single-word="false"/>
      <style:text-properties officeooo:paragraph-rsid="0018b155"/>
    </style:style>
    <style:style style:name="P19" style:family="paragraph" style:parent-style-name="Standard">
      <style:paragraph-properties fo:line-height="100%" fo:text-align="justify" style:justify-single-word="false"/>
      <style:text-properties officeooo:paragraph-rsid="0047348d"/>
    </style:style>
    <style:style style:name="P20" style:family="paragraph" style:parent-style-name="Standard">
      <style:paragraph-properties fo:line-height="100%" fo:text-align="justify" style:justify-single-word="false"/>
      <style:text-properties officeooo:paragraph-rsid="001cb0c4"/>
    </style:style>
    <style:style style:name="P21" style:family="paragraph" style:parent-style-name="Standard">
      <style:paragraph-properties fo:line-height="100%" fo:text-align="justify" style:justify-single-word="false"/>
      <style:text-properties officeooo:paragraph-rsid="0064c4ef"/>
    </style:style>
    <style:style style:name="P22" style:family="paragraph" style:parent-style-name="Standard">
      <style:paragraph-properties fo:line-height="100%" fo:text-align="justify" style:justify-single-word="false"/>
      <style:text-properties officeooo:paragraph-rsid="0086688e"/>
    </style:style>
    <style:style style:name="P23" style:family="paragraph" style:parent-style-name="Standard">
      <style:paragraph-properties fo:line-height="100%" fo:text-align="justify" style:justify-single-word="false"/>
      <style:text-properties officeooo:paragraph-rsid="003311a2"/>
    </style:style>
    <style:style style:name="P24" style:family="paragraph" style:parent-style-name="Standard">
      <style:paragraph-properties fo:line-height="100%" fo:text-align="justify" style:justify-single-word="false"/>
      <style:text-properties officeooo:paragraph-rsid="0096d106"/>
    </style:style>
    <style:style style:name="P25" style:family="paragraph" style:parent-style-name="Standard">
      <style:paragraph-properties fo:line-height="100%" fo:text-align="justify" style:justify-single-word="false"/>
      <style:text-properties officeooo:paragraph-rsid="008eb930"/>
    </style:style>
    <style:style style:name="P26" style:family="paragraph" style:parent-style-name="Standard">
      <style:paragraph-properties fo:line-height="100%" fo:text-align="justify" style:justify-single-word="false"/>
      <style:text-properties officeooo:paragraph-rsid="00aa7178"/>
    </style:style>
    <style:style style:name="P27" style:family="paragraph" style:parent-style-name="Standard">
      <style:paragraph-properties fo:line-height="100%" fo:text-align="justify" style:justify-single-word="false"/>
      <style:text-properties officeooo:paragraph-rsid="00c5cdae"/>
    </style:style>
    <style:style style:name="P28" style:family="paragraph" style:parent-style-name="Standard">
      <style:paragraph-properties fo:line-height="100%" fo:text-align="justify" style:justify-single-word="false"/>
      <style:text-properties officeooo:paragraph-rsid="00dbc5ae"/>
    </style:style>
    <style:style style:name="P29" style:family="paragraph" style:parent-style-name="Standard">
      <style:paragraph-properties fo:line-height="100%" fo:text-align="justify" style:justify-single-word="false"/>
      <style:text-properties officeooo:paragraph-rsid="00f01e16"/>
    </style:style>
    <style:style style:name="P30" style:family="paragraph" style:parent-style-name="Standard">
      <style:paragraph-properties fo:line-height="100%" fo:text-align="justify" style:justify-single-word="false"/>
      <style:text-properties officeooo:paragraph-rsid="005f488f"/>
    </style:style>
    <style:style style:name="P31" style:family="paragraph" style:parent-style-name="Standard">
      <style:paragraph-properties fo:line-height="100%" fo:text-align="justify" style:justify-single-word="false"/>
      <style:text-properties fo:font-weight="normal"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34"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5" style:family="paragraph" style:parent-style-name="Standard">
      <style:paragraph-properties fo:line-height="100%" fo:text-align="justify" style:justify-single-word="false"/>
      <style:text-properties fo:font-weight="normal" officeooo:rsid="00dbc5ae" officeooo:paragraph-rsid="00dbc5ae" style:font-weight-asian="normal" style:font-weight-complex="normal"/>
    </style:style>
    <style:style style:name="P36" style:family="paragraph" style:parent-style-name="Standard">
      <style:paragraph-properties fo:line-height="100%" fo:text-align="justify" style:justify-single-word="false"/>
      <style:text-properties fo:font-weight="normal" officeooo:rsid="00da67e7" officeooo:paragraph-rsid="00c5cdae" style:font-weight-asian="normal" style:font-weight-complex="normal"/>
    </style:style>
    <style:style style:name="P37" style:family="paragraph" style:parent-style-name="Standard">
      <style:paragraph-properties fo:line-height="100%" fo:text-align="justify" style:justify-single-word="false"/>
      <style:text-properties fo:font-weight="normal" officeooo:rsid="010c4edc" officeooo:paragraph-rsid="010c4edc" style:font-weight-asian="normal" style:font-weight-complex="normal"/>
    </style:style>
    <style:style style:name="P38" style:family="paragraph" style:parent-style-name="Standard">
      <style:paragraph-properties fo:line-height="100%" fo:text-align="justify" style:justify-single-word="false"/>
      <style:text-properties officeooo:rsid="000d8571" officeooo:paragraph-rsid="000d8571"/>
    </style:style>
    <style:style style:name="P39" style:family="paragraph" style:parent-style-name="Standard">
      <style:paragraph-properties fo:line-height="100%" fo:text-align="justify" style:justify-single-word="false"/>
      <style:text-properties officeooo:rsid="0018b155" officeooo:paragraph-rsid="0018b155"/>
    </style:style>
    <style:style style:name="P40" style:family="paragraph" style:parent-style-name="Standard">
      <style:paragraph-properties fo:line-height="100%" fo:text-align="justify" style:justify-single-word="false"/>
      <style:text-properties officeooo:rsid="001cb0c4" officeooo:paragraph-rsid="001cb0c4"/>
    </style:style>
    <style:style style:name="P41" style:family="paragraph" style:parent-style-name="Standard">
      <style:paragraph-properties fo:line-height="100%" fo:text-align="justify" style:justify-single-word="false"/>
      <style:text-properties officeooo:rsid="001cb0c4" officeooo:paragraph-rsid="00bf86b3"/>
    </style:style>
    <style:style style:name="P42" style:family="paragraph" style:parent-style-name="Standard">
      <style:paragraph-properties fo:line-height="100%" fo:text-align="justify" style:justify-single-word="false"/>
      <style:text-properties officeooo:rsid="002a65c7" officeooo:paragraph-rsid="002a65c7"/>
    </style:style>
    <style:style style:name="P43" style:family="paragraph" style:parent-style-name="Standard">
      <style:paragraph-properties fo:line-height="100%" fo:text-align="justify" style:justify-single-word="false"/>
      <style:text-properties officeooo:rsid="0059f359" officeooo:paragraph-rsid="0059f359"/>
    </style:style>
    <style:style style:name="P44" style:family="paragraph" style:parent-style-name="Standard">
      <style:paragraph-properties fo:line-height="100%" fo:text-align="justify" style:justify-single-word="false"/>
      <style:text-properties officeooo:rsid="005f488f" officeooo:paragraph-rsid="005f488f"/>
    </style:style>
    <style:style style:name="P45" style:family="paragraph" style:parent-style-name="Standard">
      <style:paragraph-properties fo:line-height="100%" fo:text-align="justify" style:justify-single-word="false"/>
      <style:text-properties officeooo:rsid="005954a4" officeooo:paragraph-rsid="008eb930"/>
    </style:style>
    <style:style style:name="P46" style:family="paragraph" style:parent-style-name="Standard">
      <style:paragraph-properties fo:line-height="100%" fo:text-align="justify" style:justify-single-word="false"/>
      <style:text-properties officeooo:rsid="0095dc76" officeooo:paragraph-rsid="0095dc76"/>
    </style:style>
    <style:style style:name="P47" style:family="paragraph" style:parent-style-name="Subtitle">
      <style:text-properties style:font-name="Impact"/>
    </style:style>
    <style:style style:name="P48" style:family="paragraph" style:parent-style-name="Title">
      <style:text-properties style:font-name="Bahnschrift Condensed"/>
    </style:style>
    <style:style style:name="P49" style:family="paragraph" style:parent-style-name="Title">
      <style:text-properties style:font-name="Bahnschrift Condensed" officeooo:rsid="001108c3" officeooo:paragraph-rsid="001108c3"/>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fo:font-weight="normal" officeooo:rsid="00c5cdae" style:font-weight-asian="normal" style:font-weight-complex="normal"/>
    </style:style>
    <style:style style:name="T51" style:family="text">
      <style:text-properties fo:font-weight="normal" officeooo:rsid="00c70ce0" style:font-weight-asian="normal" style:font-weight-complex="normal"/>
    </style:style>
    <style:style style:name="T52" style:family="text">
      <style:text-properties fo:font-weight="normal" officeooo:rsid="00c79ec2" style:font-weight-asian="normal" style:font-weight-complex="normal"/>
    </style:style>
    <style:style style:name="T53" style:family="text">
      <style:text-properties fo:font-weight="normal" officeooo:rsid="00c8d135" style:font-weight-asian="normal" style:font-weight-complex="normal"/>
    </style:style>
    <style:style style:name="T54" style:family="text">
      <style:text-properties fo:font-weight="normal" officeooo:rsid="00c9637e" style:font-weight-asian="normal" style:font-weight-complex="normal"/>
    </style:style>
    <style:style style:name="T55" style:family="text">
      <style:text-properties fo:font-weight="normal" officeooo:rsid="00c9842b" style:font-weight-asian="normal" style:font-weight-complex="normal"/>
    </style:style>
    <style:style style:name="T56" style:family="text">
      <style:text-properties fo:font-weight="normal" officeooo:rsid="00c99b88" style:font-weight-asian="normal" style:font-weight-complex="normal"/>
    </style:style>
    <style:style style:name="T57" style:family="text">
      <style:text-properties fo:font-weight="normal" officeooo:rsid="00caceeb" style:font-weight-asian="normal" style:font-weight-complex="normal"/>
    </style:style>
    <style:style style:name="T58" style:family="text">
      <style:text-properties fo:font-weight="normal" officeooo:rsid="00cacf14" style:font-weight-asian="normal" style:font-weight-complex="normal"/>
    </style:style>
    <style:style style:name="T59" style:family="text">
      <style:text-properties fo:font-weight="normal" officeooo:rsid="00cc1612" style:font-weight-asian="normal" style:font-weight-complex="normal"/>
    </style:style>
    <style:style style:name="T60" style:family="text">
      <style:text-properties fo:font-weight="normal" officeooo:rsid="00ccdff2" style:font-weight-asian="normal" style:font-weight-complex="normal"/>
    </style:style>
    <style:style style:name="T61" style:family="text">
      <style:text-properties fo:font-weight="normal" officeooo:rsid="00ce8b25" style:font-weight-asian="normal" style:font-weight-complex="normal"/>
    </style:style>
    <style:style style:name="T62" style:family="text">
      <style:text-properties fo:font-weight="normal" officeooo:rsid="00cf8906" style:font-weight-asian="normal" style:font-weight-complex="normal"/>
    </style:style>
    <style:style style:name="T63" style:family="text">
      <style:text-properties fo:font-weight="normal" officeooo:rsid="00d0f239" style:font-weight-asian="normal" style:font-weight-complex="normal"/>
    </style:style>
    <style:style style:name="T64" style:family="text">
      <style:text-properties fo:font-weight="normal" officeooo:rsid="00d2af8c" style:font-weight-asian="normal" style:font-weight-complex="normal"/>
    </style:style>
    <style:style style:name="T65" style:family="text">
      <style:text-properties fo:font-weight="normal" officeooo:rsid="00d4756a" style:font-weight-asian="normal" style:font-weight-complex="normal"/>
    </style:style>
    <style:style style:name="T66" style:family="text">
      <style:text-properties fo:font-weight="normal" officeooo:rsid="00d4767c" style:font-weight-asian="normal" style:font-weight-complex="normal"/>
    </style:style>
    <style:style style:name="T67" style:family="text">
      <style:text-properties fo:font-weight="normal" officeooo:rsid="00d47819" style:font-weight-asian="normal" style:font-weight-complex="normal"/>
    </style:style>
    <style:style style:name="T68" style:family="text">
      <style:text-properties fo:font-weight="normal" officeooo:rsid="00d66dfc" style:font-weight-asian="normal" style:font-weight-complex="normal"/>
    </style:style>
    <style:style style:name="T69" style:family="text">
      <style:text-properties fo:font-weight="normal" officeooo:rsid="00d7e5eb" style:font-weight-asian="normal" style:font-weight-complex="normal"/>
    </style:style>
    <style:style style:name="T70" style:family="text">
      <style:text-properties fo:font-weight="normal" officeooo:rsid="00d90a7d" style:font-weight-asian="normal" style:font-weight-complex="normal"/>
    </style:style>
    <style:style style:name="T71" style:family="text">
      <style:text-properties fo:font-weight="normal" officeooo:rsid="00d9a123" style:font-weight-asian="normal" style:font-weight-complex="normal"/>
    </style:style>
    <style:style style:name="T72" style:family="text">
      <style:text-properties fo:font-weight="normal" officeooo:rsid="00da67e7" style:font-weight-asian="normal" style:font-weight-complex="normal"/>
    </style:style>
    <style:style style:name="T73" style:family="text">
      <style:text-properties fo:font-weight="normal" officeooo:rsid="00ddf2b3" style:font-weight-asian="normal" style:font-weight-complex="normal"/>
    </style:style>
    <style:style style:name="T74" style:family="text">
      <style:text-properties fo:font-weight="normal" officeooo:rsid="00df4924" style:font-weight-asian="normal" style:font-weight-complex="normal"/>
    </style:style>
    <style:style style:name="T75" style:family="text">
      <style:text-properties fo:font-weight="normal" officeooo:rsid="00e23165" style:font-weight-asian="normal" style:font-weight-complex="normal"/>
    </style:style>
    <style:style style:name="T76" style:family="text">
      <style:text-properties fo:font-weight="normal" officeooo:rsid="00e2c2cb" style:font-weight-asian="normal" style:font-weight-complex="normal"/>
    </style:style>
    <style:style style:name="T77" style:family="text">
      <style:text-properties fo:font-weight="normal" officeooo:rsid="00e406a2" style:font-weight-asian="normal" style:font-weight-complex="normal"/>
    </style:style>
    <style:style style:name="T78" style:family="text">
      <style:text-properties fo:font-weight="normal" officeooo:rsid="00dbc5ae" style:font-weight-asian="normal" style:font-weight-complex="normal"/>
    </style:style>
    <style:style style:name="T79" style:family="text">
      <style:text-properties fo:font-weight="normal" officeooo:rsid="00dc6647" style:font-weight-asian="normal" style:font-weight-complex="normal"/>
    </style:style>
    <style:style style:name="T80" style:family="text">
      <style:text-properties fo:font-weight="normal" officeooo:rsid="00ddd1a1" style:font-weight-asian="normal" style:font-weight-complex="normal"/>
    </style:style>
    <style:style style:name="T81" style:family="text">
      <style:text-properties fo:font-weight="normal" officeooo:rsid="00e507c8" style:font-weight-asian="normal" style:font-weight-complex="normal"/>
    </style:style>
    <style:style style:name="T82" style:family="text">
      <style:text-properties fo:font-weight="normal" officeooo:rsid="00e5ad5d" style:font-weight-asian="normal" style:font-weight-complex="normal"/>
    </style:style>
    <style:style style:name="T83" style:family="text">
      <style:text-properties fo:font-weight="normal" officeooo:rsid="00e729a3" style:font-weight-asian="normal" style:font-weight-complex="normal"/>
    </style:style>
    <style:style style:name="T84" style:family="text">
      <style:text-properties fo:font-weight="normal" officeooo:rsid="00eabb56" style:font-weight-asian="normal" style:font-weight-complex="normal"/>
    </style:style>
    <style:style style:name="T85" style:family="text">
      <style:text-properties fo:font-weight="normal" officeooo:rsid="00eca5e1" style:font-weight-asian="normal" style:font-weight-complex="normal"/>
    </style:style>
    <style:style style:name="T86" style:family="text">
      <style:text-properties fo:font-weight="normal" officeooo:rsid="00ed0f94" style:font-weight-asian="normal" style:font-weight-complex="normal"/>
    </style:style>
    <style:style style:name="T87" style:family="text">
      <style:text-properties fo:font-weight="normal" officeooo:rsid="00ed9944" style:font-weight-asian="normal" style:font-weight-complex="normal"/>
    </style:style>
    <style:style style:name="T88" style:family="text">
      <style:text-properties fo:font-weight="normal" officeooo:rsid="0116d979" style:font-weight-asian="normal" style:font-weight-complex="normal"/>
    </style:style>
    <style:style style:name="T89" style:family="text">
      <style:text-properties fo:font-weight="normal" officeooo:rsid="01179024" style:font-weight-asian="normal" style:font-weight-complex="normal"/>
    </style:style>
    <style:style style:name="T90" style:family="text">
      <style:text-properties fo:font-weight="normal" officeooo:rsid="01181f03" style:font-weight-asian="normal" style:font-weight-complex="normal"/>
    </style:style>
    <style:style style:name="T91" style:family="text">
      <style:text-properties fo:font-weight="normal" officeooo:rsid="0119999a" style:font-weight-asian="normal" style:font-weight-complex="normal"/>
    </style:style>
    <style:style style:name="T92" style:family="text">
      <style:text-properties fo:font-weight="normal" officeooo:rsid="011b6229" style:font-weight-asian="normal" style:font-weight-complex="normal"/>
    </style:style>
    <style:style style:name="T93" style:family="text">
      <style:text-properties fo:font-weight="normal" officeooo:rsid="011b6232" style:font-weight-asian="normal" style:font-weight-complex="normal"/>
    </style:style>
    <style:style style:name="T94" style:family="text">
      <style:text-properties fo:font-weight="normal" officeooo:rsid="011c5727" style:font-weight-asian="normal" style:font-weight-complex="normal"/>
    </style:style>
    <style:style style:name="T95" style:family="text">
      <style:text-properties fo:font-weight="normal" officeooo:rsid="011e0d4a" style:font-weight-asian="normal" style:font-weight-complex="normal"/>
    </style:style>
    <style:style style:name="T96" style:family="text">
      <style:text-properties fo:font-weight="normal" officeooo:rsid="011ed38d" style:font-weight-asian="normal" style:font-weight-complex="normal"/>
    </style:style>
    <style:style style:name="T97" style:family="text">
      <style:text-properties fo:font-weight="normal" officeooo:rsid="0120525b" style:font-weight-asian="normal" style:font-weight-complex="normal"/>
    </style:style>
    <style:style style:name="T98" style:family="text">
      <style:text-properties fo:font-weight="normal" officeooo:rsid="012275c9" style:font-weight-asian="normal" style:font-weight-complex="normal"/>
    </style:style>
    <style:style style:name="T99" style:family="text">
      <style:text-properties fo:font-weight="normal" officeooo:rsid="0122b92a" style:font-weight-asian="normal" style:font-weight-complex="normal"/>
    </style:style>
    <style:style style:name="T100" style:family="text">
      <style:text-properties officeooo:rsid="002f67ac"/>
    </style:style>
    <style:style style:name="T101" style:family="text">
      <style:text-properties officeooo:rsid="0030e8bf"/>
    </style:style>
    <style:style style:name="T102" style:family="text">
      <style:text-properties officeooo:rsid="00314c60"/>
    </style:style>
    <style:style style:name="T103" style:family="text">
      <style:text-properties officeooo:rsid="00330689"/>
    </style:style>
    <style:style style:name="T104" style:family="text">
      <style:text-properties officeooo:rsid="0034c8c9"/>
    </style:style>
    <style:style style:name="T105" style:family="text">
      <style:text-properties officeooo:rsid="0035d3a8"/>
    </style:style>
    <style:style style:name="T106" style:family="text">
      <style:text-properties officeooo:rsid="00366238"/>
    </style:style>
    <style:style style:name="T107" style:family="text">
      <style:text-properties officeooo:rsid="00377d06"/>
    </style:style>
    <style:style style:name="T108" style:family="text">
      <style:text-properties officeooo:rsid="00396952"/>
    </style:style>
    <style:style style:name="T109" style:family="text">
      <style:text-properties officeooo:rsid="003a4b5e"/>
    </style:style>
    <style:style style:name="T110" style:family="text">
      <style:text-properties officeooo:rsid="003aa8ad"/>
    </style:style>
    <style:style style:name="T111" style:family="text">
      <style:text-properties officeooo:rsid="003b6dac"/>
    </style:style>
    <style:style style:name="T112" style:family="text">
      <style:text-properties officeooo:rsid="003be6a6"/>
    </style:style>
    <style:style style:name="T113" style:family="text">
      <style:text-properties officeooo:rsid="0041ce37"/>
    </style:style>
    <style:style style:name="T114" style:family="text">
      <style:text-properties officeooo:rsid="00420595"/>
    </style:style>
    <style:style style:name="T115" style:family="text">
      <style:text-properties officeooo:rsid="004318fe"/>
    </style:style>
    <style:style style:name="T116" style:family="text">
      <style:text-properties officeooo:rsid="0018b155"/>
    </style:style>
    <style:style style:name="T117" style:family="text">
      <style:text-properties officeooo:rsid="0043cbcf"/>
    </style:style>
    <style:style style:name="T118" style:family="text">
      <style:text-properties officeooo:rsid="00457bd0"/>
    </style:style>
    <style:style style:name="T119" style:family="text">
      <style:text-properties officeooo:rsid="0045ccee"/>
    </style:style>
    <style:style style:name="T120" style:family="text">
      <style:text-properties officeooo:rsid="0046f770"/>
    </style:style>
    <style:style style:name="T121" style:family="text">
      <style:text-properties officeooo:rsid="00584322"/>
    </style:style>
    <style:style style:name="T122" style:family="text">
      <style:text-properties officeooo:rsid="005a437e"/>
    </style:style>
    <style:style style:name="T123" style:family="text">
      <style:text-properties officeooo:rsid="005acad2"/>
    </style:style>
    <style:style style:name="T124" style:family="text">
      <style:text-properties officeooo:rsid="005c02fd"/>
    </style:style>
    <style:style style:name="T125" style:family="text">
      <style:text-properties officeooo:rsid="005cde8e"/>
    </style:style>
    <style:style style:name="T126" style:family="text">
      <style:text-properties officeooo:rsid="005da9b9"/>
    </style:style>
    <style:style style:name="T127" style:family="text">
      <style:text-properties officeooo:rsid="005e4726"/>
    </style:style>
    <style:style style:name="T128" style:family="text">
      <style:text-properties officeooo:rsid="005fe6ec"/>
    </style:style>
    <style:style style:name="T129" style:family="text">
      <style:text-properties officeooo:rsid="00608581"/>
    </style:style>
    <style:style style:name="T130" style:family="text">
      <style:text-properties officeooo:rsid="00630812"/>
    </style:style>
    <style:style style:name="T131" style:family="text">
      <style:text-properties officeooo:rsid="00639340"/>
    </style:style>
    <style:style style:name="T132" style:family="text">
      <style:text-properties officeooo:rsid="0064016a"/>
    </style:style>
    <style:style style:name="T133" style:family="text">
      <style:text-properties officeooo:rsid="006507e6"/>
    </style:style>
    <style:style style:name="T134" style:family="text">
      <style:text-properties officeooo:rsid="006678c4"/>
    </style:style>
    <style:style style:name="T135" style:family="text">
      <style:text-properties officeooo:rsid="00680c1b"/>
    </style:style>
    <style:style style:name="T136" style:family="text">
      <style:text-properties officeooo:rsid="0068359c"/>
    </style:style>
    <style:style style:name="T137" style:family="text">
      <style:text-properties officeooo:rsid="00684e0e"/>
    </style:style>
    <style:style style:name="T138" style:family="text">
      <style:text-properties officeooo:rsid="006b1872"/>
    </style:style>
    <style:style style:name="T139" style:family="text">
      <style:text-properties officeooo:rsid="006bf52e"/>
    </style:style>
    <style:style style:name="T140" style:family="text">
      <style:text-properties officeooo:rsid="006ce138"/>
    </style:style>
    <style:style style:name="T141" style:family="text">
      <style:text-properties officeooo:rsid="006dfc60"/>
    </style:style>
    <style:style style:name="T142" style:family="text">
      <style:text-properties officeooo:rsid="00703c4f"/>
    </style:style>
    <style:style style:name="T143" style:family="text">
      <style:text-properties officeooo:rsid="00718f38"/>
    </style:style>
    <style:style style:name="T144" style:family="text">
      <style:text-properties officeooo:rsid="0072d191"/>
    </style:style>
    <style:style style:name="T145" style:family="text">
      <style:text-properties officeooo:rsid="00734cdb"/>
    </style:style>
    <style:style style:name="T146" style:family="text">
      <style:text-properties officeooo:rsid="0073ed88"/>
    </style:style>
    <style:style style:name="T147" style:family="text">
      <style:text-properties officeooo:rsid="00741b22"/>
    </style:style>
    <style:style style:name="T148" style:family="text">
      <style:text-properties officeooo:rsid="0075b494"/>
    </style:style>
    <style:style style:name="T149" style:family="text">
      <style:text-properties officeooo:rsid="0075e432"/>
    </style:style>
    <style:style style:name="T150" style:family="text">
      <style:text-properties officeooo:rsid="0076cfdd"/>
    </style:style>
    <style:style style:name="T151" style:family="text">
      <style:text-properties officeooo:rsid="007888fd"/>
    </style:style>
    <style:style style:name="T152" style:family="text">
      <style:text-properties officeooo:rsid="0078b540"/>
    </style:style>
    <style:style style:name="T153" style:family="text">
      <style:text-properties officeooo:rsid="007a828c"/>
    </style:style>
    <style:style style:name="T154" style:family="text">
      <style:text-properties officeooo:rsid="007aec2d"/>
    </style:style>
    <style:style style:name="T155" style:family="text">
      <style:text-properties officeooo:rsid="007d4292"/>
    </style:style>
    <style:style style:name="T156" style:family="text">
      <style:text-properties officeooo:rsid="007ea81d"/>
    </style:style>
    <style:style style:name="T157" style:family="text">
      <style:text-properties officeooo:rsid="007f0588"/>
    </style:style>
    <style:style style:name="T158" style:family="text">
      <style:text-properties officeooo:rsid="0080c465"/>
    </style:style>
    <style:style style:name="T159" style:family="text">
      <style:text-properties officeooo:rsid="00827e03"/>
    </style:style>
    <style:style style:name="T160" style:family="text">
      <style:text-properties officeooo:rsid="00846187"/>
    </style:style>
    <style:style style:name="T161" style:family="text">
      <style:text-properties officeooo:rsid="00848692"/>
    </style:style>
    <style:style style:name="T162" style:family="text">
      <style:text-properties officeooo:rsid="0085045b"/>
    </style:style>
    <style:style style:name="T163" style:family="text">
      <style:text-properties officeooo:rsid="0086688e"/>
    </style:style>
    <style:style style:name="T164" style:family="text">
      <style:text-properties officeooo:rsid="0087e0b8"/>
    </style:style>
    <style:style style:name="T165" style:family="text">
      <style:text-properties officeooo:rsid="00885f4c"/>
    </style:style>
    <style:style style:name="T166" style:family="text">
      <style:text-properties officeooo:rsid="008880ab"/>
    </style:style>
    <style:style style:name="T167" style:family="text">
      <style:text-properties officeooo:rsid="00888178"/>
    </style:style>
    <style:style style:name="T168" style:family="text">
      <style:text-properties officeooo:rsid="008888b2"/>
    </style:style>
    <style:style style:name="T169" style:family="text">
      <style:text-properties officeooo:rsid="008a6cb7"/>
    </style:style>
    <style:style style:name="T170" style:family="text">
      <style:text-properties officeooo:rsid="008b90bd"/>
    </style:style>
    <style:style style:name="T171" style:family="text">
      <style:text-properties officeooo:rsid="008eb930"/>
    </style:style>
    <style:style style:name="T172" style:family="text">
      <style:text-properties officeooo:rsid="008f6a3d"/>
    </style:style>
    <style:style style:name="T173" style:family="text">
      <style:text-properties officeooo:rsid="00910aec"/>
    </style:style>
    <style:style style:name="T174" style:family="text">
      <style:text-properties officeooo:rsid="009d4953"/>
    </style:style>
    <style:style style:name="T175" style:family="text">
      <style:text-properties officeooo:rsid="009f782c"/>
    </style:style>
    <style:style style:name="T176" style:family="text">
      <style:text-properties officeooo:rsid="00a061d5"/>
    </style:style>
    <style:style style:name="T177" style:family="text">
      <style:text-properties officeooo:rsid="00a0f114"/>
    </style:style>
    <style:style style:name="T178" style:family="text">
      <style:text-properties officeooo:rsid="00a2a253"/>
    </style:style>
    <style:style style:name="T179" style:family="text">
      <style:text-properties officeooo:rsid="00a2f6e0"/>
    </style:style>
    <style:style style:name="T180" style:family="text">
      <style:text-properties officeooo:rsid="005954a4"/>
    </style:style>
    <style:style style:name="T181" style:family="text">
      <style:text-properties officeooo:rsid="00a35cce"/>
    </style:style>
    <style:style style:name="T182" style:family="text">
      <style:text-properties officeooo:rsid="00a457cf"/>
    </style:style>
    <style:style style:name="T183" style:family="text">
      <style:text-properties officeooo:rsid="00a74f6f"/>
    </style:style>
    <style:style style:name="T184" style:family="text">
      <style:text-properties officeooo:rsid="00a77be9"/>
    </style:style>
    <style:style style:name="T185" style:family="text">
      <style:text-properties officeooo:rsid="00a8b65f"/>
    </style:style>
    <style:style style:name="T186" style:family="text">
      <style:text-properties officeooo:rsid="00a9b47f"/>
    </style:style>
    <style:style style:name="T187" style:family="text">
      <style:text-properties officeooo:rsid="00aa519a"/>
    </style:style>
    <style:style style:name="T188" style:family="text">
      <style:text-properties officeooo:rsid="00aa7178"/>
    </style:style>
    <style:style style:name="T189" style:family="text">
      <style:text-properties officeooo:rsid="00aa7aa2"/>
    </style:style>
    <style:style style:name="T190" style:family="text">
      <style:text-properties officeooo:rsid="00ad281e"/>
    </style:style>
    <style:style style:name="T191" style:family="text">
      <style:text-properties officeooo:rsid="00ae913b"/>
    </style:style>
    <style:style style:name="T192" style:family="text">
      <style:text-properties officeooo:rsid="00b05db4"/>
    </style:style>
    <style:style style:name="T193" style:family="text">
      <style:text-properties officeooo:rsid="00b0d230"/>
    </style:style>
    <style:style style:name="T194" style:family="text">
      <style:text-properties officeooo:rsid="00b230b6"/>
    </style:style>
    <style:style style:name="T195" style:family="text">
      <style:text-properties officeooo:rsid="00b373d4"/>
    </style:style>
    <style:style style:name="T196" style:family="text">
      <style:text-properties officeooo:rsid="00b437bc"/>
    </style:style>
    <style:style style:name="T197" style:family="text">
      <style:text-properties officeooo:rsid="00b49e22"/>
    </style:style>
    <style:style style:name="T198" style:family="text">
      <style:text-properties officeooo:rsid="00b6f5e0"/>
    </style:style>
    <style:style style:name="T199" style:family="text">
      <style:text-properties officeooo:rsid="00b7d95f"/>
    </style:style>
    <style:style style:name="T200" style:family="text">
      <style:text-properties officeooo:rsid="00b86795"/>
    </style:style>
    <style:style style:name="T201" style:family="text">
      <style:text-properties officeooo:rsid="00b88584"/>
    </style:style>
    <style:style style:name="T202" style:family="text">
      <style:text-properties officeooo:rsid="00b8c3b5"/>
    </style:style>
    <style:style style:name="T203" style:family="text">
      <style:text-properties officeooo:rsid="00bb7f0c"/>
    </style:style>
    <style:style style:name="T204" style:family="text">
      <style:text-properties officeooo:rsid="00bc7480"/>
    </style:style>
    <style:style style:name="T205" style:family="text">
      <style:text-properties officeooo:rsid="00bde7b5"/>
    </style:style>
    <style:style style:name="T206" style:family="text">
      <style:text-properties officeooo:rsid="00bfc3b7"/>
    </style:style>
    <style:style style:name="T207" style:family="text">
      <style:text-properties officeooo:rsid="00c419b7"/>
    </style:style>
    <style:style style:name="T208" style:family="text">
      <style:text-properties officeooo:rsid="00c5cdae"/>
    </style:style>
    <style:style style:name="T209" style:family="text">
      <style:text-properties officeooo:rsid="00da67e7"/>
    </style:style>
    <style:style style:name="T210" style:family="text">
      <style:text-properties officeooo:rsid="00e0bbf2"/>
    </style:style>
    <style:style style:name="T211" style:family="text">
      <style:text-properties officeooo:rsid="00f01e16"/>
    </style:style>
    <style:style style:name="T212" style:family="text">
      <style:text-properties officeooo:rsid="008d772f"/>
    </style:style>
    <style:style style:name="T213" style:family="text">
      <style:text-properties officeooo:rsid="00f1bfb1"/>
    </style:style>
    <style:style style:name="T214" style:family="text">
      <style:text-properties officeooo:rsid="00f1c0d9"/>
    </style:style>
    <style:style style:name="T215" style:family="text">
      <style:text-properties officeooo:rsid="00f32053"/>
    </style:style>
    <style:style style:name="T216" style:family="text">
      <style:text-properties officeooo:rsid="00f5132c"/>
    </style:style>
    <style:style style:name="T217" style:family="text">
      <style:text-properties officeooo:rsid="00f5e466"/>
    </style:style>
    <style:style style:name="T218" style:family="text">
      <style:text-properties officeooo:rsid="00f79f0f"/>
    </style:style>
    <style:style style:name="T219" style:family="text">
      <style:text-properties officeooo:rsid="00f81009"/>
    </style:style>
    <style:style style:name="T220" style:family="text">
      <style:text-properties officeooo:rsid="00fbdedf"/>
    </style:style>
    <style:style style:name="T221" style:family="text">
      <style:text-properties officeooo:rsid="00fc2c56"/>
    </style:style>
    <style:style style:name="T222" style:family="text">
      <style:text-properties officeooo:rsid="005f488f"/>
    </style:style>
    <style:style style:name="T223" style:family="text">
      <style:text-properties officeooo:rsid="00fcd161"/>
    </style:style>
    <style:style style:name="T224" style:family="text">
      <style:text-properties officeooo:rsid="00fec0df"/>
    </style:style>
    <style:style style:name="T225" style:family="text">
      <style:text-properties officeooo:rsid="00ff2047"/>
    </style:style>
    <style:style style:name="T226" style:family="text">
      <style:text-properties officeooo:rsid="01003d91"/>
    </style:style>
    <style:style style:name="T227" style:family="text">
      <style:text-properties officeooo:rsid="0101c6f2"/>
    </style:style>
    <style:style style:name="T228" style:family="text">
      <style:text-properties officeooo:rsid="0103c8ff"/>
    </style:style>
    <style:style style:name="T229" style:family="text">
      <style:text-properties officeooo:rsid="01051b2b"/>
    </style:style>
    <style:style style:name="T230" style:family="text">
      <style:text-properties officeooo:rsid="01053581"/>
    </style:style>
    <style:style style:name="T231" style:family="text">
      <style:text-properties officeooo:rsid="0105d834"/>
    </style:style>
    <style:style style:name="T232" style:family="text">
      <style:text-properties officeooo:rsid="010742fe"/>
    </style:style>
    <style:style style:name="T233" style:family="text">
      <style:text-properties officeooo:rsid="0109414c"/>
    </style:style>
    <style:style style:name="T234" style:family="text">
      <style:text-properties officeooo:rsid="010af9d4"/>
    </style:style>
    <style:style style:name="T235" style:family="text">
      <style:text-properties officeooo:rsid="010b9447"/>
    </style:style>
    <style:style style:name="T236" style:family="text">
      <style:text-properties officeooo:rsid="010dd6c2"/>
    </style:style>
    <style:style style:name="T237" style:family="text">
      <style:text-properties officeooo:rsid="010fb532"/>
    </style:style>
    <style:style style:name="T238" style:family="text">
      <style:text-properties officeooo:rsid="01122779"/>
    </style:style>
    <style:style style:name="T239" style:family="text">
      <style:text-properties officeooo:rsid="0113563c"/>
    </style:style>
    <style:style style:name="T240" style:family="text">
      <style:text-properties officeooo:rsid="01141d4c"/>
    </style:style>
    <style:style style:name="T241" style:family="text">
      <style:text-properties officeooo:rsid="01154f6c"/>
    </style:style>
    <style:style style:name="T242" style:family="text">
      <style:text-properties officeooo:rsid="012403d9"/>
    </style:style>
    <style:style style:name="T243" style:family="text">
      <style:text-properties officeooo:rsid="012475df"/>
    </style:style>
    <style:style style:name="T244" style:family="text">
      <style:text-properties officeooo:rsid="012569e4"/>
    </style:style>
    <style:style style:name="T245" style:family="text">
      <style:text-properties officeooo:rsid="01266d7c"/>
    </style:style>
    <style:style style:name="T246" style:family="text">
      <style:text-properties officeooo:rsid="01270b8b"/>
    </style:style>
    <style:style style:name="T247" style:family="text">
      <style:text-properties officeooo:rsid="0128e797"/>
    </style:style>
    <style:style style:name="T248" style:family="text">
      <style:text-properties officeooo:rsid="01295d76"/>
    </style:style>
    <style:style style:name="T249" style:family="text">
      <style:text-properties officeooo:rsid="012aea19"/>
    </style:style>
    <style:style style:name="T250" style:family="text">
      <style:text-properties officeooo:rsid="012b44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83">09</text:span>.1<text:span text:style-name="T183">1</text:span>.2021</text:p>
      <text:p text:style-name="P48">Kaksi puol' haltijaa</text:p>
      <text:p text:style-name="P47">Kalle Tossavainen</text:p>
      <text:p text:style-name="P1"/>
      <text:p text:style-name="P2">Luku 1</text:p>
      <text:p text:style-name="P15"/>
      <text:p text:style-name="P21">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134">ja</text:span> <text:span text:style-name="T134">hän näyttää ikäistään </text:span><text:soft-page-break/><text:span text:style-name="T134">vanhemmalta, joten</text:span> korkemetsässä aletaan juoruilla asiasta. Yolanda päätetään lähettää pyhiinvaellukselle druidien pyhi<text:span text:style-name="T135">in paikkoihin. </text:span><text:span text:style-name="T136">Pohjanmetsässä on Tapion temppeli, maanalaiset sienimiehet palvovat Tattia ja Tasavallan </text:span><text:span text:style-name="T137">merimiehet </text:span><text:span text:style-name="T139">taas palvovat </text:span><text:span text:style-name="T140">Ahtia</text:span><text:span text:style-name="T139">, mutta näitä hänen druidejaan on vaikeampi löytää, koska matkustavat usein laivojen mukana.</text:span></text:p>
      <text:p text:style-name="P21"/>
      <text:p text:style-name="P21"><text:span text:style-name="T141">Seuraavaksi Yolanda suuntaa viisaan</text:span> pöllö<text:span text:style-name="T141">n luo</text:span>, joka kertoo hänelle <text:span text:style-name="T141">tietämänsä</text:span> ulkopuolisesta maailmasta. <text:span text:style-name="T141">Pöllö on perehtynyt ulkomaailmasta peräisin oleviin kirjoihin enemmän kuin kukaan muu Korkeametsässä. Lisäksi hän on lentäen tutkinut metsän ulkopuolista aluetta jopa satojen kilometrien päähän. Suurin ihmetys </text:span><text:span text:style-name="T133">ulkomaailmassa </text:span><text:span text:style-name="T141">Yolandalle on, että siellä </text:span><text:span text:style-name="T133">ei yleensä asuta puissa, vaan kivisissä taloissa ja jotkut asuvat jopa maan alla. </text:span><text:span text:style-name="T166">Pöllö jatkaa juttuaan myöhään yöhön ja jotkut asiat ihmetyttävät Yolandaa hiukan enemmän ja jotkut hiukan vähemmän. </text:span><text:span text:style-name="T167">Oi kuinka upeaa tuleekaan olemaan nähdä nämä ihmeet itse, metsä on kyllä kaunis paikka, mutta kovinkaan moni metsähaltija ei ole nähnyt mitä metsän ulkopuolella on. </text:span><text:span text:style-name="T168">Suureksi ihmeeksi metsän ulkopuolella on myös muita metsiä, jotka ovat omina saarekkeinaan, joskaan yksikään ei ole yhtä suuri kuin Korkeametsä. </text:span><text:span text:style-name="T169">Näissä metsissä Yolandan tulisi myös käydä tilaisuuden koittaessa, tarkistamassa minkälaista elämä niissä on. Joissain asuu kuulema ihan erilaisia eläimiäkin </text:span><text:span text:style-name="T170">ja jokaisessa metsässään on myös oma druidinsa. Näihin ei ole pidetty yhteyttä aikoihin, joten on tarpeen tarkistaa mikä tilanne missä päin onkaan.</text:span></text:p>
      <text:p text:style-name="P21"/>
      <text:p text:style-name="P22">Ennen lähtöä Yolandan tulee <text:span text:style-name="T142">läpäistä testi, </text:span>hänen tulee <text:span text:style-name="T141">tavata</text:span> Korkeametsän synkällä laidalla elävä satyyri. <text:span text:style-name="T156">Ne</text:span><text:span text:style-name="T143"> ovat ihmisen kaltaisia olentoja, mutta he kulkevat kahdella vuohen jalall</text:span><text:span text:style-name="T154">a, </text:span><text:span text:style-name="T143">päässään heillä ovat käppyräiset sarvet </text:span><text:span text:style-name="T154">ja takaa roikkuu häntä</text:span><text:span text:style-name="T143">. Vaikka </text:span><text:span text:style-name="T144">s</text:span><text:span text:style-name="T143">atyyrit luetaan myös metsän asukeiksi ja saavat asua siellä vapaasti, ovat he yleensä </text:span><text:span text:style-name="T207">muista metsän asukeista poiketen</text:span><text:span text:style-name="T143"> pahoja. </text:span><text:span text:style-name="T144">Aluetta millä satyyrit viihtyvät, kutsutaan Synkmetsäksi ja monet, mutta eivät kuitenkaan kaikki, metsän asukit välttävät sitä. </text:span><text:span text:style-name="T145">Yolandaa varoitetaan, että</text:span> huilua soittava satyyri on vaarallinen. <text:span text:style-name="T146">Hän matkaa syvemmälle Synkmetsään ja hänestä alkaa tuntumaan siltä, kuin häntä katseltaisiin. </text:span><text:span text:style-name="T147">Vilkaistessaan vaistomaisesti vasemmalle, hän näkee pimeydessä kaksi hohtavaa silmää. </text:span><text:span text:style-name="T148">Haltijoilla ja jopa puol’ haltijoilla on yleensä hyvä hämäränäkö, mutta nyt silmät tuntuvat hohtavan epäluonnollisesta synkkyydestä käsin. </text:span><text:span text:style-name="T149">Satyyri esittelee itsensä “Hei, olen </text:span><text:span text:style-name="T150">Bugsy, Synkmetsän satyyrien prinssi, mitä asiaa </text:span><text:span text:style-name="T151">metsän </text:span><text:span text:style-name="T150">prinsessalla on tänne, kenties tulit kosima-aikeissa?” hän sanoo ivalliseen sävyyn tunnistaen Yolandan oitis. “</text:span><text:span text:style-name="T152">Olen lähdössä maailmalle ja sitä ennen minun pitää tavata sinut, kuka ties minkä takia.” Yolanda vastaa. “</text:span><text:span text:style-name="T153">Oletko varma, ettet ole kosima-aikeissa?” Bugsy kysyy nyt paljon maireammalla äänellä ja alkaa soittamaan pan-huiluaan. </text:span><text:span text:style-name="T154">Hetken ajan Yolanda tuntee eläimellistä vetoa satyyriä kohtaan, mutta tajuaa pian mistä on kyse ja viimeistään näky Bugsyn </text:span><text:span text:style-name="T156">sorkista</text:span><text:span text:style-name="T154"> murtaa lumouksen. “</text:span><text:span text:style-name="T155">Taikasi ei minuun tehoa oi vanha pukki, tiedätkö sinä todellisen syyn miksi minut on luoksesi johdatettu?”. “Tiedän tai en tiedä, miksi sen sinulle kertoisin?”. “</text:span><text:span text:style-name="T156">Ehkäpä siksi, että olet tylsistynyt?” Yolanda sanoo ja </text:span><text:span text:style-name="T157">alkaa tekemään omaa lumoustaan. Satyyri tuntuu ensin vastustavan sitä, mutta sitten hän tuntee Mielikin läheisyyden tavanomaista vahvemmin ja satyyri tuntuu jähmettyvän paikoilleen lasittunut katse hohtavissa silmissään. “</text:span><text:span text:style-name="T158">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59">väistää</text:span> nuolen. <text:span text:style-name="T159">Satyyri on jo liian lähellä toista nuolta varten, joten Yolanda ottaa esiin illanpuusta tehdyn tapparansa, hän ei ehdi kuitenkaan lyödä sillä ja täpärästi</text:span> onnistuu väistämään <text:span text:style-name="T159">satyyrin puskun</text:span>. <text:span text:style-name="T160">Satyyri kiroaa ja valmistautuu uuteen rynnäkköön, silmät suorastaan leimuavat nyt. </text:span><text:span text:style-name="T161">Tällä kertaa Yolanda on kuitenkin valmis tapparansa kanssa ja ketteryydellään onnistuu väistämään uuden rynnäkön ja osuu satyyriä päähän. </text:span>Satyyri<text:span text:style-name="T161">ltä menee taju hetkeksi ja hän kaatuu maahan.</text:span> <text:span text:style-name="T162">Pian herättyään, se näkee Yolandan yläpuolellaan valmiina iskemään uudestaan ja </text:span><text:s/>alkaa anelemaan armoa, <text:span text:style-name="T163">jo</text:span><text:span text:style-name="T208">ta</text:span><text:span text:style-name="T163"> Yolanda auliisti myöntää.</text:span> Yolanda on valmis lähtemään maailmalle <text:span text:style-name="T164">tietäen, että Mielikki ei häntä hylkää</text:span>.</text:p>
      <text:p text:style-name="P15"/>
      <text:p text:style-name="P2">Luku 2</text:p>
      <text:p text:style-name="P15"/>
      <text:p text:style-name="P16"><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138">Olen varmasti hyödyllinen, osaan vaikka mitä, katsokaa tämä taikatemppu</text:span><text:span text:style-name="T7">” </text:span><text:span text:style-name="T138">(Vetää pussista pupun) “Osaan myös lentää, katsokaa!”</text:span><text:span text:style-name="T7">. </text:span><text:span text:style-name="T199">(Pupu loikkii pois). </text:span><text:span text:style-name="T7">Yolanda vaikuttaa hiukan vastahakoiselta, mutta Wilberforcen ja Gilgameshin mielestä tämä on hyvä idea. Viisikko lähtee tien päälle.</text:span></text:p>
      <text:p text:style-name="P15"/>
      <text:p text:style-name="P2">Luku 3</text:p>
      <text:p text:style-name="P15"/>
      <text:p text:style-name="P15">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 </text:span><text:span text:style-name="T199">hän vetää pussistaan tälläkertaa oravan, joka kiipeää äkkiä läheiseen puuhun. Kyläläiset eivät ole kovin hämmästyneitä, onhan alueella muutoinkin paljon oravia.</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span text:style-name="T242">Asialle täytyy tehdä jotain, noita kasvaa päivä päivältä vahvemmaksi, jolloin saastainen alue kasvaa. Vielä pahempi asia on se, että noitien ruokahalun tuntien, hänellä on varmaankin tarkoituksena syödä kaapattu lapsi, ellei ole ehtinyt jo sitä hotkimaan. </text:span><text:span text:style-name="T243">Wilberforce haluaisi lähteä matkaan jo heti, mutta myöntyy ajatukseen, että on parempi levätä alle, jotta noita voitaisiin kohdata täysissä voimissa. Siispä nukutaan yön yli.</text:span></text:p>
      <text:p text:style-name="P15"/>
      <text:p text:style-name="P2">Luku 4</text:p>
      <text:p text:style-name="P15"/>
      <text:p text:style-name="P15">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text:span text:style-name="T200">Trixxie on ainut, johon metsän synkkyys ei vaikuta ja hän lauleskelee laulua. </text:span>Melkein heti metsään saavuttua, heidän kimppuunsa hyökkää kaksi peikkoa. <text:span text:style-name="T201">Sankarimme ampuvat niitä kohti useammankin nuolen, mutta ne</text:span> eivät <text:span text:style-name="T201">peikkoihi</text:span>n <text:span text:style-name="T201">oikein</text:span> tehoa. <text:s/><text:span text:style-name="T201">Muut väistelevät peikkoja ja Wilberforce onnistuu osumaan toiseen miekallaan, tehden vain vähän vahinkoa. </text:span>Peikonturma <text:span text:style-name="T201">kuitenkin</text:span> todistaa olevansa palkkansa arvoinen <text:span text:style-name="T201">ja pian toinen peikko on hengiltä. Trixxie on onnistunut suututtamaan jäljellä olevan peikon jutuillaan ja tämän keskittyessä huitomaan vinhasti ilmassa pyörivää Trixxietä, Peikonturma onnistuu lyömään myös viimeistä peikkoa kuolettavasti</text:span>. <text:span text:style-name="T202">Ensimäisen peikon raato on alkanut jo uusiutumaan, joten </text:span>Gilgamesh hävittää ruumiit tulella, jotta niistä ei sikisisi <text:span text:style-name="T202">enää </text:span>uusia peikkoja. Peikonturma ottaa voittonsa kunniaksi hiukan simaa ja säteilee ylpeydestä. Wilberforce ja Yolanda säveltävät laulun Peikonturman sankaruudesta, jo<text:span text:style-name="T198">n</text:span>ka sanat menevät näin.</text:p>
      <text:p text:style-name="P15"/>
      <text:p text:style-name="P15">Sankareita uhkaa peikot, juoksisivat pakoon heikot</text:p>
      <text:p text:style-name="P15">Mutta turha on kenenkään surra, kun paikalla on Peikonturma</text:p>
      <text:p text:style-name="P15">Pois päiviltä hoituu peikot, iloisia ovat mukana olevat veikot</text:p>
      <text:p text:style-name="P15">Ansainnut on simansa, ei onnistunut peikkojen ansa.</text:p>
      <text:p text:style-name="P15"/>
      <text:p text:style-name="P15">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text:span text:style-name="T244">r</text:span>kää pois! <text:span text:style-name="T244">Menkrää pois!</text:span>”. Korpissa on jotain outoa, sen silmät hehkuvat punaisena. Urhoolliset sankarit eivät kuitenkaan moisesta linnusta välitä ja etenevät. Pian he kuitenkin huomaavat, että linnunpelättimen silmät hehkuvat myös ja tämä alkaa lähestymään ryhmää, ilkeän näköinen viikate <text:soft-page-break/>valoa heijastaen. Kaikille tulee outo painajaismainen olo, mutta Wilberforce, Yolanda, Gilgamesh <text:span text:style-name="T198">ja Trixxie</text:span> pystyvät vastustamaan sitä. Urhea Peikonturma taas ei ota asiaa kuitenkaan kovin hyvin. Hän ottaa simaryyppyjä kovinkin tiuhaan, mutta huomattuaan ettei tämäkään auta, hän lähtee juoksemaan pakoon. Linnunpelätin ottaa osumaa nuolista, <text:span text:style-name="T244">joista moni jää törröttämään sen nahkatakkiin. Yksi nuoli lävistää selkeästi koko linnunpelätin, </text:span><text:span text:style-name="T245">heinät vaan pöllähtävät. Lopulta </text:span><text:s/>Gilgameshin <text:span text:style-name="T245">päättää käyttää yhen voimakkaimmista </text:span>tuliloitsu<text:span text:style-name="T245">istaan, joka osuu suoraan </text:span><text:span text:style-name="T246">linnunpelättiin</text:span><text:span text:style-name="T245"> räjähtäen </text:span><text:span text:style-name="T246">ja</text:span> viimeistel<text:span text:style-name="T246">l</text:span>e<text:span text:style-name="T246">n</text:span> moisen kammotuksen. <text:span text:style-name="T247">Nyt pelto on liekeissä ja sankareilla kuluu hetken aikaa tampata palavat heinät sammuksiin rähähdysalueen reunoilta. Nyt on aika tutkia itse k</text:span>ammotu<text:span text:style-name="T247">k</text:span>s<text:span text:style-name="T247">en jäänteitä.</text:span> <text:span text:style-name="T248">P</text:span>äällisin puolin <text:span text:style-name="T248">heinistä</text:span> <text:span text:style-name="T248">(</text:span>jotka ovat nyt pahasti kärventyneet<text:span text:style-name="T248">) koostuvan olion runko vaikuttaa olevan rakennettu luista</text:span>. “<text:span text:style-name="T249">Vaatii vahvaa taikuutta saada moinen rakennelma elämään” Gilgamesh toteaa.</text:span> <text:span text:style-name="T250">Tällä välin e</text:span>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5"/>
      <text:p text:style-name="P2">Luku 5 Noidan luo</text:p>
      <text:p text:style-name="P31"/>
      <text:p text:style-name="P17"><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text:span><text:soft-page-break/><text:span text:style-name="T19">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27"><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text:span><text:span text:style-name="T50">yrittää l</text:span><text:span text:style-name="T26">entää ulos avoimesta ikkunasta “KUULETTE MINUSTA VIELÄ!”. </text:span><text:span text:style-name="T50">Noita on kuitenkin ehkä lihonut hiukan viime kerrasta, kun lentänyt samaisesta ikkunasta ja jääkin nolosti jumiin ikkunan karmiin. </text:span><text:span text:style-name="T51">Hän loitsii itseään pienemmäksi ja onnistuukin, mutta ilo tästä jää lyhyeksi, koska Gilgamesh nappaa nyt Trixxien kokoisen noidan tiukkaan otteeseen. </text:span><text:span text:style-name="T52">Noita yrittää kirota Gilgameshiä, mutta kirousyritys päätyy surkeaan pieraisuun Gilgameshin puristaessa noitaa. </text:span><text:span text:style-name="T53">Tällä aikaa e</text:span><text:span text:style-name="T29">lävät haarniskat tuottavat hiukan harmia </text:span><text:span text:style-name="T53">muille</text:span><text:span text:style-name="T29">, jälleen kerran teräaseista ei ole paljoa hyötyä ja Peikonturma saa pahan näköisen haavan käteensä. Yolanda kuitenkin pystyy parantamaan tämän. </text:span><text:span text:style-name="T53">Ja pian haarniskat lojuvat lommoilla lattialla pahan voiman kadotessa niiden sisältä. </text:span><text:span text:style-name="T54">Nyt täytyy keksiä mitä noidalle tehdään, pieni mutta pippurinen noita ei nimittäin näytä luovuttavan sitten millään. </text:span><text:span text:style-name="T55">Trixxie lausuu loitsun, joka estää taikoja </text:span><text:span text:style-name="T56">ja noita päätetään viedä Pohjanmetsän kylään tuomiolle. </text:span><text:span text:style-name="T57">Noita kasvaa oitis oikeaan kokoonsa ja hänen kätensä sidotaan ja suu tukitaan, jottei hän vahingossakaan pääse lausumaan kirouksiaan. </text:span><text:span text:style-name="T58">Ala-</text:span><text:soft-page-break/><text:span text:style-name="T58">kertaan mentäessä Henkseli “löydetään” viimein piilostaan. “Olipas sinulla hyvä piilo!” Gilgamesh sanoo Henkselille. </text:span><text:span text:style-name="T59">Henkseli näyttää iloiselta ja röyhtäisee. “Miksi olette sitoneet Grimeldan?” hän kysyy. </text:span><text:span text:style-name="T60">Yolanda poistaa noidan suukapulan hetkeksi ja noita huutaa “OLISINPA SYÖNYT SINUT!”. Suu tukitaan uusiksi ja Yolanda kysyy loukkaantuneen näköiseltä Henkseliltä, että “Vieläkö uskot että Grimelda oli oikeasti ystäväsi?”. </text:span><text:span text:style-name="T61">Henkseli tuntuu tajuavan kuinka lähellä hänen henkensä menettäminen on ollut. </text:span><text:span text:style-name="T62">Ennen lähtöä Pohjanmetsään peltimies pakataan muulin kyytiin, aikomuksena korjata se myöhemin. </text:span><text:span text:style-name="T63">Huber</text:span><text:span text:style-name="T64">t</text:span><text:span text:style-name="T63"> esittelee myös vihdoin miten tuliase toimii. </text:span><text:span text:style-name="T65">Onttoon putkeen pakataan jauhetta, mitä hän kutsuu ruudiksi, tämän päälle laitetaan kuula. Putken seinämässä olevaan reikään asetetaan tulilanka, joka sitten sytytetään palamaan. Hetken päästä kuuluu pamaus, jota kaikki paitsi Huber säikähtävät ja kuula lentää osuen puuhun </text:span><text:span text:style-name="T66">tehden siihen reiän</text:span><text:span text:style-name="T65">. “</text:span><text:span text:style-name="T67">Vai että tälläinen ase, liekö käytännöllinen?” Wilberforce pohtii. “</text:span><text:span text:style-name="T68">Niin, onhan tämä hiukan hidas käyttää, mutta tekee reiän hiukan paksumaankin panssariin. Olen rakentanut näitä pari sataa kappaletta noidan vankina ollessani, mutta en tiedä minne ne ovat päätyneet”. </text:span><text:span text:style-name="T69">Ryhmä matkaa takaisin Pohjanmetsään, missä raivostuneet asukkaat nappaavat noidan heti käsiinsä. </text:span><text:span text:style-name="T70">Yolanda yrittää rauhoitella asukkaita, mutta ei onnistu siinä. </text:span><text:span text:style-name="T74">Hubert ryntää vanhempiensa luo, jotka ihmettelevät kuinka hänestä on tullut niin pullea. </text:span><text:span text:style-name="T71">Noita asetetaan häpeäpaaluun ja kyläläiset lapsista vanhuksiin heittelevät noitaa mädillä tomaateilla. </text:span><text:span text:style-name="T72">Wilberforce yrittää kysyä noidalta, minne aseet ovat myyty, mutta vielä uhmakas noita ei suostu sitä kertomaan. “</text:span><text:span text:style-name="T73">Ehkä huomenna kerrot” Wilberforce tokaisee. </text:span><text:span text:style-name="T75">Illalla Peikonturma juo tavanomaista enemmän simaa ja kertoo tarinoita kyläläisille. </text:span><text:span text:style-name="T76">Wilberforce ja Yolanda soittavat laulun Peikonturman sankaruudesta, jossa on nyt uusi säe. </text:span><text:span text:style-name="T77">Kun muut menevät nukkumaan, jatkaa Peikonturma tarvinointiaan muutamalle muulle yökyöpelille. Kiitoksena tarinoinnista, he tarjoavat Peikonturmalle lohikäärmeen henkäys-juomaa.</text:span></text:p>
      <text:p text:style-name="P36"/>
      <text:p text:style-name="P13"><text:span text:style-name="T209">P</text:span>ohjanmetsän druidi</text:p>
      <text:p text:style-name="P31"/>
      <text:p text:style-name="P28"><text:span text:style-name="T78">Yövyttyään jälleen majatalossa, kuuluu aamulla hyviä uutisia. Kylän lehmät ovat alkaneet lypsää jälleen hyvää maitoa, </text:span><text:span text:style-name="T79">mutta uutta viljasatoa joutuu odottamaan seuraavaan vuoteen. </text:span><text:span text:style-name="T80">Yolanda kysyy, onko noita vielä voinnissaan. “No ei ole, hän löytyi aamulla häpeäpaalusta hengettömänä. Kuka lie tappanut”. </text:span><text:span text:style-name="T81">Peikonturma saapuu aamupalalle hiukan myöhässä ja hän näyttää huonovointiselta. “</text:span><text:span text:style-name="T82">Tuntuu kuin jättiläinen tömistelisi pääkallossain”. “Ehkäpä siemaus simaa helpottaa oloasi?” Gilgamesh ehdottaa. Peikonturman käytöksestä päätellen </text:span><text:span text:style-name="T83">ei helpota</text:span><text:span text:style-name="T82">, koska hän ryntää pihalle ja oksentaa rivissä olevi</text:span><text:span text:style-name="T85">e</text:span><text:span text:style-name="T82">n </text:span><text:span text:style-name="T86">kauniiden</text:span><text:span text:style-name="T82"> kukkien päälle. </text:span><text:span text:style-name="T84">Kukat eivät näytä enää kovin kauniilta. </text:span><text:span text:style-name="T87">Hän palaa takaisin sisälle ja sanoo “Vointini ei ole kovin hyvä, join eilen lohikäärmeen henkäystä, mikä oli paha virhe, ainut mihin tuota ainetta pitäisi käyttää ovat tulipommit”. Trixxie on tällä välin käynyt tutkimassa nyt koristeltua kukkarivistöä “Olet hotkaissut eilen kokonaisen lihapullan, löysin sen” hän hihittää.</text:span></text:p>
      <text:p text:style-name="P35"/>
      <text:p text:style-name="P35">“<text:span text:style-name="T210">Keisarinmetsän druidista ei ole kuulunut mitään pitkään aikaan, meillä oli tapana tavata vuosittain </text:span><text:span text:style-name="T241">&lt;paikannimi&gt;</text:span><text:span text:style-name="T210">, mutta nyt on väliin jäänyt jo monta vuotta”.</text:span></text:p>
      <text:p text:style-name="P31"/>
      <text:p text:style-name="P15"/>
      <text:p text:style-name="P8">Vedensyvä</text:p>
      <text:p text:style-name="P8"/>
      <text:p text:style-name="P19"><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text:span><text:soft-page-break/><text:span text:style-name="T42">liikkuukin yhtäkkiä kauemmas. </text:span><text:span text:style-name="T43">Trixxietä naurattaa ja pieni hymy nousee myös muiden kasvoille. </text:span><text:span text:style-name="T44">Kolikonpoimijaa ei kuitenkaan huvita, hän yrittää poimia kolikkoa vielä pari kertaa, kolikon ja se siirtyy aina kauemmas. Kiroillen kolikonpoimija lähtee pois. </text:span><text:span text:style-name="T88">Pian vastaan tulee erikoisen näköinen ihminen, joka tiedustelee haluavatko sankarit opasta kaupunkiin. Tästä kuitenkin kieltäydytään kohteliaasti, koska Wilberforce tuntee kaupungin entuudestaan. </text:span><text:span text:style-name="T89">Trixxie huomaa, kuinka äsken kovin avuliaan oloinen opas ilmeisesti kieltäytymisestä suivaantuneena yrittää koskea Wilberforcen rahakukkaroon ja kertoo asiasta. </text:span><text:span text:style-name="T90">Oppaan tajuttua kiinnijäämisensä, päättää hän rynnätä pakoon ennenkuin kaupungin vartiosto hälytetään. Sankarit ryntäävät hänen peräänsä, mutta hänen luikittuaan hämärälle kujalle, takaa-ajosta luovutetaan. “Voisimme juosta suoraan rosvojen väijytykseen, kaupungissa toimii tunnetusti varkaiden kilta.”. </text:span><text:span text:style-name="T91">Ryhmä siirtyy torille, joka on näkynä myös vaikuttava. </text:span><text:span text:style-name="T92">Sitä reunustaa kivitalot, joissa toimii useita paikallisia kauppiaita ja kiltoja, mutta suurempi ihmetys ovat ehkä torin keskellä olevat lukuisat värikkäät teltat ja roduiltaankin värikäs valikoima väkeä. </text:span><text:span text:style-name="T93">Käveleepä ohi jopa ihmisen muotoinen, mutta tiikerinkasvoinen olento, jollaista Wilberforcekaan ei ole ennen tavannut. </text:span><text:span text:style-name="T94">Koska porukalla alkaa olemaan nälkä, päätetään syödä jotain ja ruokapaikaksi valikoituu &lt;paikannimi&gt; koju, jossa tarjolla riisiä ja kanaa mausteilla. </text:span><text:span text:style-name="T95">Yolanda mielestä on aivan mahtavaa päästä syömään sellaista ruokaa, mitä metsässä ei ole tarjolla, mutta Gilgamesh ei ole aivan yhtä vakuuttunut aterian maukkuudesta. </text:span><text:span text:style-name="T96">Vatsa täynnä on kuitenkin nyt kivempi kiertää kojuja, löytyy kaikenlaista: vaatteita, aseita, panssareita, taikajuomia, loitsukääröjä, arvoesineitä, mattoja, huonekaluja ja oikeastaan ihan mitä tahansa kukaan keksisi ikinä kaivata. </text:span><text:span text:style-name="T97">Wilberforce ja Gilgamesh täydentävät loitsujen ainesosa-varastoaan ja Yolanda ostaa kauniin kultaisen kaulakorun. </text:span><text:span text:style-name="T98">Lopulta ryhmän huomio kiinnittyy torin varjoisella laidalla olevaan kummalliseen telttaan, jossa ihmeellisen huomaamattoman näköinen koju. </text:span><text:span text:style-name="T99">Kojun sisällä on ennustaja eukko, joka kertoo palveluistaan. “Voin ennustaa teille korteista jos haluatte”. Kaikki paitsi Trixxie suhtautuvat tähän varauksella ja muiden kielloista huolimatta Trixxie antaa ennustajalle kultakolikon.</text:span></text:p>
      <text:p text:style-name="P2"/>
      <text:p text:style-name="P33">Tori, mustalaiseukko. <text:span text:style-name="T105">Cassandra ja </text:span><text:span text:style-name="T104">Yojimbo.</text:span></text:p>
      <text:p text:style-name="P33"/>
      <text:p text:style-name="P9">Nauravan hiiden taverna</text:p>
      <text:p text:style-name="P33">Taverna on täynnä väkeä, tänään esiintyy maankuulu bardi Cassandra. Hän on todellakin lahjakas</text:p>
      <text:p text:style-name="P33">muusikko, mutta hänen lauluäänensä on vielä soittoansakin parempi. Esiintymisen jälkeen yleisö</text:p>
      <text:p text:style-name="P33">tungeksii hänen lähelleen, kaikki haluaisivat jutella hänen kanssaan ja pyytääpä joku hänen</text:p>
      <text:p text:style-name="P23">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33"/>
      <text:p text:style-name="P33">Tori, mustalaiseukko. Cassandra ja Yojimbo.</text:p>
      <text:p text:style-name="P33"/>
      <text:p text:style-name="P10">Lordien puheille</text:p>
      <text:p text:style-name="P10"/>
      <text:p text:style-name="P34">Välit tasavallan ja keisarikunnan välillä ovat kiristyneet. <text:span text:style-name="T126">Koska olette lahjakkaita bardeja, olisi se hyvä peite sille, että käytte tutkimassa kuinka todellinen sodan uhka on.</text:span></text:p>
      <text:p text:style-name="P3"/>
      <text:p text:style-name="P2">Tontun Paja</text:p>
      <text:p text:style-name="P2"/>
      <text:p text:style-name="P32">Herbert ei ole kertaakaan näyttänyt näin iloiselta kun hän pääsi takaisin pajalleen. Hän esittelee muille keksintöjään, joista suurin osa kuitenkin tuntuu olevan jokseenkin käyttökelvottomia, mutta onpa joukossa muutama todella nerokaskin idea. <text:span text:style-name="T101">Hän käynnistää kummallisen höyry</text:span><text:span text:style-name="T113">ä</text:span><text:span text:style-name="T101"> puhkuvan </text:span><text:soft-page-break/><text:span text:style-name="T101">aparaatin. Hän kutsuu tätä h</text:span><text:span text:style-name="T100">öyrykoneen prototyyp</text:span><text:span text:style-name="T101">iksi ja se </text:span><text:span text:style-name="T100"><text:s/>toimii vieläkin. “</text:span><text:span text:style-name="T102">Mikä tälläisen keksinnön tarkoitus on?” Gilgamesh kysyy. Hubert kertoo, että sillä voisi vaikka vetää hevosen sijasta vaunua tai johonkin muuhun työhön, joka vaatii lihasta. “</text:span><text:span text:style-name="T103">Yritin myydä tätä tasavallalle, ideana että kahden kaupungin väliin rakennettaisiin rata, jota pitkin ihmiset pääsisivät kulkemaan. He eivät kuitenkaan kiinnostuneet ideasta, mutta Kaivannon kääpiöt innostuivat.”.</text:span></text:p>
      <text:p text:style-name="P15"/>
      <text:p text:style-name="P6">Vuorenjuuri</text:p>
      <text:p text:style-name="P39"/>
      <text:p text:style-name="P42">Vuorenjuurta hallitsee Tiberiux, joka on taitava taistelija, seppä ja myös pappi. <text:span text:style-name="T114">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117">Tasavallan alueella ja muuallakin elävät mäenkääpiöt ovat kirjavampaa porukkaa, </text:span><text:span text:style-name="T118">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119">Lisäksi syvänkääpiöt käyttävät kaivoksillaan orjia ja ovat muutenkin pahansisuisia. </text:span><text:span text:style-name="T120">Vuorikääpiöt elävät kuitenkin sovussa muiden kääpiöiden kanssa ja käyvät kauppaa jopa syvänkääpiöiden kanssa, laskevat heidät kuitenkin serkuikseen. </text:span><text:span text:style-name="T193">Tämän kerrottuaan hän säikähtää, “Mihin signettisormukseni katosi?”. </text:span><text:span text:style-name="T194">Trixxie tunnustaa heti “Ai tämä kultainen sormus missä hieno rubiini? Lainasin sitä, tässä saat sen takaisin”. </text:span><text:span text:style-name="T195">Tiberiuxin ilme on hetken ankara, mutta pian hän leppyy. “Keijun pahimus, olisi pitänyt arvata, kuinkahan monta ‘lainattua’ esinettä sinulla on säkissäsi?”. “Niin, tämä ei ole ensimäinen kerta kun olet ‘lainannut’ jotain.”. </text:span><text:span text:style-name="T196">Trixxie kaataa säkkinsä sisällön pöydälle ja kaikki hämmästyvät, “Miten noin pieneen säkkiin voi mahtua noin paljon tavaroita?” Yolanda kysyy? “Se on taikasäkki tietenkin.” Trixxie vastaa. </text:span><text:span text:style-name="T197">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mutta en ole tavannut näiden omistajia aikoihin ja jos totta puhutaan, en edes muista keneneltä olen mitäkin lainannut.”.</text:span></text:p>
      <text:p text:style-name="P15"/>
      <text:p text:style-name="P5">Kaivanto</text:p>
      <text:p text:style-name="P38"/>
      <text:p text:style-name="P18"><text:span text:style-name="T116">Ensinäkymä Kaivannosta, </text:span><text:span text:style-name="T115">syvä</text:span><text:span text:style-name="T116">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65">n vain heikon</text:span><text:span text:style-name="T13"> yhtey</text:span><text:span text:style-name="T165">den</text:span><text:span text:style-name="T13"> Mielikkiin täällä.”, </text:span><text:span text:style-name="T14">Yolanda kertoo.</text:span></text:p>
      <text:p text:style-name="P15"/>
      <text:p text:style-name="P15"/>
      <text:p text:style-name="P7">Keisarikunta</text:p>
      <text:p text:style-name="P15"/>
      <text:p text:style-name="P29"><text:span text:style-name="T15">Koska tontut eivät ole tervetulleita keisarikuntaan, Hubert naamioidaan kääpiöksi. Naamio kruunaa Trixxien suurennusloitsu, Hubert ei enää näytä niin hintelältä vaan kohtuullisen pitkältä kääpiöltä. </text:span><text:span text:style-name="T106">Loitsun pitäisi kestää iltaan asti, jolloin </text:span><text:span text:style-name="T211">toivottavasti </text:span><text:span text:style-name="T106">päästään majatalon huoneeseen. </text:span><text:span text:style-name="T212">Keisarikunnan rajalla ollut metsä on kaadettu kokonaan. Siellä eivät enää linnut laula eivätkä oravat kirmaa. </text:span><text:soft-page-break/><text:span text:style-name="T212">Metsän druidin kohtalo on myös varmaan ollut karu. “</text:span><text:span text:style-name="T190">Voi tätä surua, en henno kertoa tätä Äitikullalle, hän ei varmasti kestä tälläistä tragediaa.” Yolanda pohtii kyynel silmänkulmassa. </text:span><text:span text:style-name="T191">Gilgamesh on täysin raivoissaan “Eivät jättäneet edes yhtä puuta!”. </text:span><text:span text:style-name="T203">Jopa yleensä iloinen Trixxie on surullinen, mutta suureksi osaksi sen takia, koska muut ovat niin murheellisia. </text:span><text:span text:style-name="T206">Pian ryhmää lähestyy Keisarillinen partio ratsain, heidän johtajansa sanoo “Mitäs meillä on täällä? </text:span><text:span text:style-name="T211">Noh, ei ainakaan likaisia tonttuja, joskaan eivät haltijat tai kääpiöt paljon parempaa sakkia ole. O</text:span><text:span text:style-name="T206">lette </text:span><text:span text:style-name="T211">kuitenkin</text:span><text:span text:style-name="T206"> tervetulleita, </text:span><text:span text:style-name="T211">mutta katsokaakin, että ette riko Keisarikunnan lakeja</text:span><text:span text:style-name="T206">”.</text:span></text:p>
      <text:p text:style-name="P15"/>
      <text:p text:style-name="P41"/>
      <text:p text:style-name="P15"/>
      <text:p text:style-name="P20"><text:span text:style-name="T15">Keisarikunnan ovat rasistisia muita rotuja kohtaan, mutta suvaitsevat hiukan kääpiöitä ja kaupunkihaltijoita, tämäkin suurilta osin kaupankäynnin takia. Jostain syystä he vihaavat </text:span><text:span text:style-name="T107">erityisesti </text:span><text:span text:style-name="T15">tonttuja, niitä ei valtakuntaan päästetä. </text:span><text:span text:style-name="T127">Huomattavan monella keisarikunnan upseeristossa tuntuu olevan tuliase, tämä on huolestuttavaa sillä tälläinen tulivoima alkaa vetämään vertoja jo voimakkaammallekkin velholle. </text:span><text:span text:style-name="T192">Satamassa metsän kohtalo käy ilmeiseksi, se on täynnä suuria kaljuunoita, ehkä jopa suurimpia lohikäärmeitä suurimpia. </text:span><text:span text:style-name="T204">Osuvasti suuriman laivan nokkakoristeena on lohikäärme, kun muihin on veistetty neitosia. “</text:span><text:span text:style-name="T205">Mihin ihmeeseen he tarvitsevat näin suuren laivaston?” </text:span></text:p>
      <text:p text:style-name="P40"/>
      <text:p text:style-name="P12">Aarnikotkan ritarit</text:p>
      <text:p text:style-name="P12"/>
      <text:p text:style-name="P24"><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5"/>
      <text:p text:style-name="P2">Luku x Keisarin uudet vaatteet</text:p>
      <text:p text:style-name="P15"/>
      <text:p text:style-name="P40"/>
      <text:p text:style-name="P40"/>
      <text:p text:style-name="P20"><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107">Hubert</text:span><text:span text:style-name="T8"> paljastaa totuuden keisarista, hän </text:span><text:span text:style-name="T107">ei olekkaan ihminen, tai ainakaan elävä sellainen</text:span><text:span text:style-name="T8">. </text:span><text:span text:style-name="T107">Muut ihmettelevät mitä Hubert </text:span><text:span text:style-name="T108">höp</text:span><text:span text:style-name="T107">isee, mutta Wilberforce tajuaa asian heti, </text:span><text:span text:style-name="T108">tontuilla on luontainen kyky havaita illuusioita ja hän varmaankin näkee keisarin sen näköisenä, kuin hän todellisuudessa on. </text:span><text:span text:style-name="T109">Asia täytyy kuitenkin varmistaa, Wilberforce kysyy </text:span><text:span text:style-name="T110">muilta</text:span><text:span text:style-name="T109"> onko h</text:span><text:span text:style-name="T110">eidä</text:span><text:span text:style-name="T109">n taika valikoimassaan loitsua, jolla näkisi illuusioiden läpi. </text:span><text:span text:style-name="T110">Yolanda ja Gilgamesh vastaavat ei, mutta </text:span><text:span text:style-name="T109">Trixxie </text:span><text:span text:style-name="T110">on jo toimessa ja alkaa </text:span><text:span text:style-name="T109">loitsi</text:span><text:span text:style-name="T110">maan. Hän</text:span><text:span text:style-name="T109"> säikähtää, keisari todellakin näyttää luurangolta. </text:span><text:span text:style-name="T111">Voisiko moisen illuusion poistaa, jotta kansa näkisi keisarin valeasun läpi? Gilgamesh on tietoinen tälläisestä loitsusta ja osaisi varmaan lausuakin sen, mutta hänen loitsukirjassaan sellaista ei ole. </text:span><text:span text:style-name="T112">Loitsu saattaisi löytyä Syväveden kirjastosta.</text:span></text:p>
      <text:p text:style-name="P20"/>
      <text:p text:style-name="P11">Syvävesi II</text:p>
      <text:p text:style-name="P44"/>
      <text:p text:style-name="P30"><text:span text:style-name="T222">Uutiset keisarikunnasta otetaan vastaan huolestunein ilmein. </text:span><text:span text:style-name="T128">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129">Ryhmä päätetään lähettää vaaralliselle tehtävälle </text:span><text:soft-page-break/><text:span text:style-name="T129">Lohikäärmevuorelle, tarkoituksena ostaa rikkiä sieltä. </text:span><text:span text:style-name="T130">Syväveden kirjastosta löytyy kuin löytyykin loitsukäärö, jolla purkaa illuusio. Gilgameshilta menee päivä opetella uusi loitsu ja Wilberforcelle annetaan mukaan käärö, josta hän voi tarvittaessa myös lukea loitsun. </text:span><text:span text:style-name="T131">Kääröt siis tuhoutuvat käytön jälkeen. </text:span><text:span text:style-name="T214">Tiedetään, että lohikäärmeet myyvät Keisarikunnalle rikkiä, mitä taas tarvitaan siihen, että tuliaseet toimivat. “Ehkä voisimme neuvotella lohikäärmeiden kanssa, he halusivat ostaa </text:span><text:span text:style-name="T221">helmiä</text:span><text:span text:style-name="T214"> aikaisemin, mutta heillä ei ollut mitään silloin mielenkiintoista tarjota takaisin.” </text:span><text:span text:style-name="T215">Lordi Roland sanoo.</text:span></text:p>
      <text:p text:style-name="P20"/>
      <text:p text:style-name="P4">Lohikäärmevuori</text:p>
      <text:p text:style-name="P20"/>
      <text:p text:style-name="P26"><text:span text:style-name="T171">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89">Korissa on myös pieni höyrykone, joka pyörittää kyljessä olevaa propellia. Tätä käytetään pallon ohjaamiseen. </text:span><text:span text:style-name="T171">“</text:span><text:span text:style-name="T172">Mitä taikuutta tämä on?” Gilgamesh kysyy. Hubert pitää lyhyen luennon aiheesta ja muut ainakin nyökkäilevät ymmärtäneensä. </text:span><text:span text:style-name="T184">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88">Tässä vaiheessa Trixxie lentää myös palloon ja istuu korin reunalle “Ensimäinen kerta kun lennän ilman siipiäni, onpa jännää.”. </text:span><text:span text:style-name="T184">“</text:span><text:span text:style-name="T185">Laite näyttää kyllä lentävän, mutta voiko sillä myös laskeutua?” Yolanda huutaa. “</text:span><text:span text:style-name="T186">Tottakai!” Hubert tokaisee. </text:span><text:span text:style-name="T187">Hän säätää lämmitysaparaattia pienemmälle ja pallo laskeutuu hiljalleen. </text:span><text:span text:style-name="T173">Koska kuumailmapallo pystyy kantamaan vain rajallisen määrän, </text:span><text:span text:style-name="T174">osa varusteista täytyy jättää hänen pajalleen</text:span><text:span text:style-name="T173">. </text:span><text:span text:style-name="T216">Lordi Roland tuntee itsensä alastomaksi ilman haarniskaansa.</text:span><text:span text:style-name="T173"> </text:span></text:p>
      <text:p text:style-name="P45"/>
      <text:p text:style-name="P25"><text:span text:style-name="T180">Vuoren huippu näkyy jo kaukaa, se nousee pilvien yläpuolelle ja savuaa hiukan. Varmaankin lohikäärme hönkii siellä, tuumii Gilgamesh. </text:span><text:span text:style-name="T175">Kaikki yrittävät näyttää todella urheilta. </text:span><text:span text:style-name="T176">Trixxie huomaa maanpinnalla jouko hiisiä ja hänen naamalleen tulee ilkikurinen ilme. Hän loitsii liukastusloitsun, jolloin osa hiisistä kaatuu maahan. Jotkut heistä yrittävät osua ilmapalloon varsijousillaan, mutta eivät osu. </text:span><text:span text:style-name="T177">Trixxie huutelee maahan törkeyksiä, mutta yhtäkkiä puiden katveesta paljastuu iso peikko, jolla on ihmisen kokoinen varsijousi. Hän ampuu ilmapalloa kohti ja onnistuu hipaisemaan pallon koria aiheuttamatta kuitenkaan vahinkoa. “</text:span><text:span text:style-name="T178">Voi Trixxie, ajattele jos tuo olisi osunut, olisiko sitten ollut hauskaa?”. Trixxie näyttää todella surulliselta ja myöntää, että se ei olisi kovin hauskaa ollut. </text:span><text:span text:style-name="T179">Pallo kiitää kuitenkin kokoajan kauemmas hiisistä ja he ovat turvallisesti varsijousien kantaman ulkopuolella. Viimeisenä näkynä kohtaamisesta jää kaikille kirkkaasti mieleen kun äskeinen peikko liukastuu. “Noh, onneksi kävi näin tällä kertaa, mutta koittaisit edes käyttätyä” Yolanda sanoo Trixxielle. Trixxie ei pysty vastaamaan, koska nauraa maha kippurassa. </text:span><text:span text:style-name="T181">Pian ollaan jo ihan vuoren rinteen lähellä, pallolla ei pääse korkeammalle, joten matkaa täytyy jatkaa ja</text:span><text:span text:style-name="T182">l</text:span><text:span text:style-name="T181">kaisin. </text:span><text:span text:style-name="T182">Ilmapallo puretaan osiin ja piilotetaan läheiseen pusikkoon, paikan merkiksi järjestetään maahan kiviä, jotka muodostavat kuvion. </text:span><text:span text:style-name="T122">Matka on vaivalloinen ja hankaloituu mitä pidemmälle päästään. Onneksi Trixxie on mukana, hän tietää mitä kautta kulkea. Muutoin olisi helppo harhautua umpikujaan, josta pitäisi sitten palata takaisinpäin. </text:span><text:span text:style-name="T123">Matkalla hän kertoo vuoren asukeista, <text:s/>s</text:span>uomuhi<text:span text:style-name="T121">idet </text:span><text:span text:style-name="T123">jotka </text:span><text:span text:style-name="T121">eivät nimestään huolimatta ole sukua hiisi</text:span><text:span text:style-name="T123">lle</text:span><text:span text:style-name="T121">. Haisevat kuitenkin yhtä pahalle, ellei jopa pahemmalle, hajua voisi kuvailla mädäksi kananmunaksi. Heidän ihonsa on suomuinen, kuin lohikäärmeillä, </text:span><text:span text:style-name="T124">joita he palvelevat. “</text:span><text:span text:style-name="T125">Oletko ihan varma, ettei lohikäärme hotkaise meitä suuhunsa?” Hubert kysyy Trixxieltä. “Lohikäärmeet ovat älykkäitä, he varmasti haluavat kuulla ehdotuksemme. Elleivät he sitten ole hyvin nälkäisiä </text:span><text:span text:style-name="T132">ja lohikäärmeillä on kyllä aika suuri vatsa, ehkä ne eivät jaksa syödä meitä kaikkia kerralla, mutta…</text:span><text:span text:style-name="T125">” </text:span><text:span text:style-name="T132">Yolandan tuima katse keskeyttää </text:span><text:span text:style-name="T125">Trixxie</text:span><text:span text:style-name="T132">n</text:span><text:span text:style-name="T125"> lohdut</text:span><text:span text:style-name="T132">utusyrityksen. </text:span><text:span text:style-name="T213">Jonkin matkaa kuljettuaan sankarimme säikähtävät, kuin tyhjästä eteen ilmestyy kolme liskohiittä, suurin heistä sanoo “Turha yrittää mitään, ylhäällä rinteillä on lisää joukkojamme. Mitä teette täällä?”. </text:span><text:span text:style-name="T218">Jyrkänteen päällä näkyykin lukuisia lohihiisiä, taisteleminen </text:span><text:soft-page-break/><text:span text:style-name="T218">tässä paikassa olisi toivotonta. </text:span><text:span text:style-name="T213">“Tulimme neuvottelemaan kauppasopimuksesta </text:span><text:span text:style-name="T217">lohikäärmeiden kanssa.” </text:span><text:span text:style-name="T219">Lordi Roland sanoo ja avaa pussillisen </text:span><text:span text:style-name="T220">helmiä</text:span><text:span text:style-name="T219"> näytiksi. </text:span><text:span text:style-name="T223">Liskohiisien ilme kirkastuu ja he lupaavat johtattaa sankarit lohikäärmeen puheille. </text:span><text:span text:style-name="T224">Pitkän matkaa kuljettua aletaan olemaan vuoren huipulla, ilma on raskasta hengittää osin sen ohuuden takia ja osittain ilmassa olevan löyhkän vuoksi. </text:span><text:span text:style-name="T225">Heidät johdatetaan suureen luolaan joka laskeutuu syvälle alaspäin. Sen pohjata löytyy kolme punaista lohikäärmettä. Suurin heistä esittelee itsensä Loh’ariksi ja tietää jo millä asialla sankarimme ovat. “Vai että helmiä, viimeksi jalokivemme eivät kelvanneet teille, mikä sai muuttamaan mielenne?”. “Emme kaipaa jalokiviänne vieläkään, tarvitsemme rikkiä” Lordi Roland sanoo. “</text:span><text:span text:style-name="T226">Rikkiä? Jo on maailmankirjat sekaisin, sitä Keisarikuntakin ostaa, mitä ihmettä te teette moisella roskalla?”. </text:span><text:span text:style-name="T227">Hubert avaa ruutipussukan ja kaataa ruutia hiukan maahan ja sytyttää sen rätisevään tuleen. “Vai niin, taikuutta varten, olisi pitänyt arvata. Noh ehkäpä pääsemme jonkinlaiseen sopimukseen.” </text:span><text:span text:style-name="T228">Seuraa pitkä ja uuvuttava neuvottelu, helmet eivät oikeastaan ole kovin kalliita Tasavallassa, koska niitä on saatavilla niin paljon, mutta tätä eivät lohikäärmeet tiedä. Lopuksi hinnaksi sovitaan kolme hyppysellistä rikkiä huippulaatuisesta helmestä ja kaksi hyppysellistä tavallisesta. “Huonoja helmiä älkää vaivautuko tuomaan” Loh’ar sanoo. </text:span><text:span text:style-name="T229">Mukana olleet helmet vaihdetaan heti ja paikalle sovitaan lähetettäväksi karavaani. </text:span><text:span text:style-name="T230">Ryhmä yöpyy taivasalla ja jatkaa matkaa alas ilmanpallon luo seuraavana aamuna. </text:span><text:span text:style-name="T231">Ollaan jo lähellä ilmapalloa, kun Wilberforce huomaa lähestyvän Keisarikunnan karavaanin. “Meidän tulisi hoidella tuo karavaani, ettei se pääse rikki-lastinsa kanssa takaisin Keisarikuntaan” Gilgamesh sanoo. “Liian vaarallista, lohikäärmeet voivat suuttua jos hyökkäämme karavaanin kimppuun heidän alueellaan.” Lordi Roland pohtii. “</text:span><text:span text:style-name="T232">Trixxie, voisitko jäädä tänne piiloon ja varjostaa karavaania kun se on lähdössä takaisin päin, voisimme järjestää heille väijytyksen kauempana lohikäärmeiden mailta”. Wilberforce sanoo. </text:span><text:span text:style-name="T233">Karavaani on aika niukasti vartioitu, yksi lihava kenturio, dekurio ja kymmenen legioonalaista. Vain kenturia ja dekurio näyttäisivät kantavan tuliaseita. Ryhmä odottaa pusikossa piilossa kun karavaani menee ohi. </text:span><text:span text:style-name="T234">Trixxie ei millään haluaisi jättää muita, mutta lupautuu lopulta vaaralliseen tehtävään. “Muista, ei mitään hauskoja temppuja, ja kun karavaani on tulossa takaisinpäin varjosta heitä kunnes ovat lähellä kuumailmapalloa, sitten lennä meidän luo pallolle”. </text:span><text:span text:style-name="T235">Wilberforce sanoo.</text:span><text:span text:style-name="T234"> “</text:span><text:span text:style-name="T235">Asia selvä… paitsi että… noh… ei edes pientä temppuilua?” Trixxie miettii. “Saat tehdä kaksi temppua heti kun olemme takaisin Korkevedessä”. “Jee” – Trixxie. </text:span><text:span text:style-name="T237">Hubert lähtee yksin ilmapallollaan viemään rikkiä Tasavaltaan ja muut jäävät odottelemaan karavaania ja <text:s/>valmistelemaan väijytystä. Kestää kolme päivää</text:span><text:span text:style-name="T236"> kunnes Trixxie vihdoin saapuu. “</text:span><text:span text:style-name="T237">Karavaani on muutaman kilometrin päässä </text:span><text:span text:style-name="T238">takanani </text:span><text:span text:style-name="T237">ja pian täällä”. </text:span><text:span text:style-name="T239">Polun sivu on ansoitettu ja väijytys aloitetaan <text:s/>Trixxien liukastusloitsulla. Gilgameshin tulitaikoja ei voi taaskaan käyttää, koska riskinä karavaanin muulien hengen lähtö. </text:span><text:span text:style-name="T240">Gilgameshilla on kuitenkin muutama muukin, joskin heikompi loitsu käytössään. Yolanda pyytää Mielikkiä suojelemaan ryhmää ja kaikki tuntevatkin olevansa siunattuja. </text:span></text:p>
      <text:p text:style-name="P20"/>
      <text:p text:style-name="P14">Korkeavesi III</text:p>
      <text:p text:style-name="P37">Yolandaa kauhistuttaa jo valmiiksi Wilberforcen Trixxielle lupaamat temput. Varmaan parempi pitää hiukan etäisyyttä Trixxieen niin kauan kunnes temput ovat tehty.</text:p>
      <text:p text:style-name="P46"/>
      <text:p text:style-name="P46"/>
      <text:p text:style-name="P20"/>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21T20:59:05.886000000</dc:date>
    <meta:editing-duration>P3DT4H49M22S</meta:editing-duration>
    <meta:editing-cycles>456</meta:editing-cycles>
    <meta:generator>LibreOffice/6.4.6.2$Windows_X86_64 LibreOffice_project/0ce51a4fd21bff07a5c061082cc82c5ed232f115</meta:generator>
    <meta:document-statistic meta:table-count="0" meta:image-count="0" meta:object-count="0" meta:page-count="12" meta:paragraph-count="55" meta:word-count="6324" meta:character-count="50178" meta:non-whitespace-character-count="43891"/>
  </office:meta>
</office:document-meta>
</file>